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27000000B2E8D0B223EEF1B5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een2perpule" draw:textarea-horizontal-align="justify" draw:textarea-vertical-align="middle" draw:auto-grow-height="false" fo:min-height="9.021cm" fo:min-width="15.37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42cm" fo:min-width="2.895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431cm" fo:min-width="10.36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800080" draw:textarea-horizontal-align="justify" draw:textarea-vertical-align="middle" draw:auto-grow-height="false" fo:min-height="1.027cm" fo:min-width="1.552cm"/>
    </style:style>
    <style:style style:name="gr6" style:family="graphic" style:parent-style-name="standard">
      <style:graphic-properties draw:stroke="none" draw:fill-color="#4caf50" draw:textarea-horizontal-align="justify" draw:textarea-vertical-align="middle" draw:auto-grow-height="false" fo:min-height="1.008cm" fo:min-width="1.387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639cm" fo:min-width="7.501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192cm" fo:min-width="7.501cm"/>
    </style:style>
    <style:style style:name="P1" style:family="paragraph">
      <loext:graphic-properties draw:fill="gradient" draw:fill-gradient-name="Green2perpul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800080"/>
      <style:paragraph-properties fo:text-align="center"/>
    </style:style>
    <style:style style:name="P5" style:family="paragraph">
      <loext:graphic-properties draw:fill-color="#4caf5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9.271cm" svg:x="3.54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99cm" svg:height="2.11cm" svg:x="8.894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5.367cm" svg:height="8.033cm" svg:x="3.694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7.804cm" svg:height="4.709cm" svg:x="7.477cm" svg:y="9.372cm">
          <draw:image xlink:href="Pictures/1000020100000127000000B2E8D0B223EEF1B5FE.png" xlink:type="simple" xlink:show="embed" xlink:actuate="onLoad">
            <text:p/>
          </draw:image>
        </draw:frame>
        <draw:custom-shape draw:style-name="gr5" draw:text-style-name="P4" draw:layer="layout" svg:width="2.902cm" svg:height="1.805cm" svg:x="4.067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667cm" svg:height="1.778cm" svg:x="15.732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8.001cm" svg:height="0.889cm" svg:x="7.477cm" svg:y="13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8.001cm" svg:height="0.442cm" svg:x="7.477cm" svg:y="9.0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een2perpule" draw:style="linear" draw:start-color="#8ae234" draw:end-color="#77216f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4T14:05:50.043180576</meta:creation-date>
    <dc:date>2020-08-04T14:46:43.306592773</dc:date>
    <meta:editing-duration>PT25M31S</meta:editing-duration>
    <meta:editing-cycles>2</meta:editing-cycles>
    <meta:generator>LibreOffice/5.1.6.2$Linux_X86_64 LibreOffice_project/10m0$Build-2</meta:generator>
    <meta:document-statistic meta:object-count="8"/>
  </office:meta>
</office:document-meta>
</file>